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nux Libertine" svg:font-family="'Linux Libertine', Georgia, Times, serif"/>
    <style:font-face style:name="Mangal1" svg:font-family="Mangal"/>
    <style:font-face style:name="chaparral-pro" svg:font-family="chaparral-pro, liberation-serif, serif, Helvetica"/>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32pt" fo:language="es" fo:country="ES" officeooo:rsid="00045fbc" officeooo:paragraph-rsid="00045fbc" style:font-size-asian="32pt" style:font-size-complex="32pt"/>
    </style:style>
    <style:style style:name="P2" style:family="paragraph" style:parent-style-name="Standard">
      <style:paragraph-properties fo:text-align="center" style:justify-single-word="false"/>
      <style:text-properties fo:font-size="32pt" fo:language="es" fo:country="ES" officeooo:rsid="000c2853" officeooo:paragraph-rsid="000c2853" style:font-size-asian="32pt" style:font-size-complex="32pt"/>
    </style:style>
    <style:style style:name="P3" style:family="paragraph" style:parent-style-name="Standard">
      <style:paragraph-properties fo:text-align="center" style:justify-single-word="false"/>
      <style:text-properties fo:font-size="32pt" fo:language="es" fo:country="ES" officeooo:rsid="0014b8c4" officeooo:paragraph-rsid="000c2853" style:font-size-asian="32pt" style:font-size-complex="32pt"/>
    </style:style>
    <style:style style:name="P4" style:family="paragraph" style:parent-style-name="Standard">
      <style:paragraph-properties fo:text-align="start" style:justify-single-word="false"/>
      <style:text-properties fo:language="es" fo:country="ES" style:text-underline-style="none" officeooo:paragraph-rsid="00045fbc"/>
    </style:style>
    <style:style style:name="P5" style:family="paragraph" style:parent-style-name="Standard">
      <style:paragraph-properties fo:text-align="start" style:justify-single-word="false"/>
      <style:text-properties fo:language="es" fo:country="ES" style:text-underline-style="none" officeooo:rsid="0005f65a" officeooo:paragraph-rsid="0005f65a"/>
    </style:style>
    <style:style style:name="P6" style:family="paragraph" style:parent-style-name="Standard">
      <style:paragraph-properties fo:text-align="start" style:justify-single-word="false"/>
      <style:text-properties fo:language="es" fo:country="ES" style:text-underline-style="none" officeooo:rsid="0005f65a" officeooo:paragraph-rsid="00071391"/>
    </style:style>
    <style:style style:name="P7" style:family="paragraph" style:parent-style-name="Standard">
      <style:paragraph-properties fo:text-align="start" style:justify-single-word="false"/>
      <style:text-properties fo:language="es" fo:country="ES" style:text-underline-style="solid" style:text-underline-width="auto" style:text-underline-color="font-color" officeooo:rsid="0005f65a" officeooo:paragraph-rsid="0005f65a"/>
    </style:style>
    <style:style style:name="P8" style:family="paragraph" style:parent-style-name="Standard">
      <style:paragraph-properties fo:text-align="start" style:justify-single-word="false"/>
      <style:text-properties fo:language="es" fo:country="ES" style:text-underline-style="solid" style:text-underline-width="auto" style:text-underline-color="font-color" officeooo:rsid="0005f65a" officeooo:paragraph-rsid="00071391"/>
    </style:style>
    <style:style style:name="P9" style:family="paragraph" style:parent-style-name="Standard">
      <style:paragraph-properties fo:text-align="start" style:justify-single-word="false"/>
      <style:text-properties fo:font-size="20pt" fo:language="es" fo:country="ES" style:text-underline-style="none" officeooo:rsid="0005f65a" officeooo:paragraph-rsid="0005f65a" style:font-size-asian="20pt" style:font-size-complex="20pt"/>
    </style:style>
    <style:style style:name="P10" style:family="paragraph" style:parent-style-name="Standard">
      <style:paragraph-properties fo:text-align="start" style:justify-single-word="false"/>
      <style:text-properties fo:font-size="20pt" fo:language="es" fo:country="ES" style:text-underline-style="none" officeooo:rsid="0008796e" officeooo:paragraph-rsid="0008796e" style:font-size-asian="17.5pt" style:font-size-complex="20pt"/>
    </style:style>
    <style:style style:name="P11" style:family="paragraph" style:parent-style-name="Standard">
      <style:paragraph-properties fo:text-align="start" style:justify-single-word="false"/>
      <style:text-properties fo:font-size="20pt" fo:language="es" fo:country="ES" style:text-underline-style="none" officeooo:rsid="0008e58b" officeooo:paragraph-rsid="0008e58b" style:font-size-asian="17.5pt" style:font-size-complex="20pt"/>
    </style:style>
    <style:style style:name="P12" style:family="paragraph" style:parent-style-name="Standard">
      <style:paragraph-properties fo:text-align="start" style:justify-single-word="false"/>
      <style:text-properties fo:font-size="20pt" fo:language="es" fo:country="ES" style:text-underline-style="none" officeooo:rsid="000ebeec" officeooo:paragraph-rsid="000ebeec" style:font-size-asian="17.5pt" style:font-size-complex="20pt"/>
    </style:style>
    <style:style style:name="P13" style:family="paragraph" style:parent-style-name="Standard">
      <style:paragraph-properties fo:text-align="start" style:justify-single-word="false"/>
      <style:text-properties fo:font-size="20pt" fo:language="es" fo:country="ES" style:text-underline-style="none" officeooo:rsid="001026e4" officeooo:paragraph-rsid="001026e4" style:font-size-asian="17.5pt" style:font-size-complex="20pt"/>
    </style:style>
    <style:style style:name="P14" style:family="paragraph" style:parent-style-name="Standard">
      <style:paragraph-properties fo:text-align="start" style:justify-single-word="false"/>
      <style:text-properties fo:font-size="20pt" fo:language="es" fo:country="ES" style:text-underline-style="none" officeooo:rsid="0010c251" officeooo:paragraph-rsid="00139c36" style:font-size-asian="17.5pt" style:font-size-complex="20pt"/>
    </style:style>
    <style:style style:name="P15" style:family="paragraph" style:parent-style-name="Standard">
      <style:paragraph-properties fo:text-align="start" style:justify-single-word="false"/>
      <style:text-properties fo:font-size="20pt" fo:language="es" fo:country="ES" style:text-underline-style="none" fo:font-weight="normal" officeooo:rsid="0011c4ee" officeooo:paragraph-rsid="00139c36" style:font-size-asian="17.5pt" style:font-weight-asian="normal" style:font-size-complex="20pt" style:font-weight-complex="normal"/>
    </style:style>
    <style:style style:name="P16" style:family="paragraph" style:parent-style-name="Standard">
      <style:paragraph-properties fo:text-align="start" style:justify-single-word="false"/>
      <style:text-properties fo:font-size="20pt" fo:language="es" fo:country="ES" style:text-underline-style="none" fo:font-weight="normal" officeooo:rsid="0014b8c4" officeooo:paragraph-rsid="0014b8c4" style:font-size-asian="17.5pt" style:font-weight-asian="normal" style:font-size-complex="20pt" style:font-weight-complex="normal"/>
    </style:style>
    <style:style style:name="P17" style:family="paragraph" style:parent-style-name="Standard">
      <style:paragraph-properties fo:text-align="start" style:justify-single-word="false"/>
      <style:text-properties fo:font-size="20pt" fo:language="es" fo:country="ES" style:text-underline-style="none" fo:font-weight="normal" officeooo:rsid="001770b7" officeooo:paragraph-rsid="001770b7" style:font-size-asian="17.5pt" style:font-weight-asian="normal" style:font-size-complex="20pt" style:font-weight-complex="normal"/>
    </style:style>
    <style:style style:name="P18" style:family="paragraph" style:parent-style-name="Standard">
      <style:paragraph-properties fo:text-align="start" style:justify-single-word="false"/>
      <style:text-properties fo:font-size="20pt" fo:language="es" fo:country="ES" style:text-underline-style="none" fo:font-weight="normal" officeooo:rsid="0018fe3a" officeooo:paragraph-rsid="0018fe3a" style:font-size-asian="17.5pt" style:font-weight-asian="normal" style:font-size-complex="20pt" style:font-weight-complex="normal"/>
    </style:style>
    <style:style style:name="P19" style:family="paragraph" style:parent-style-name="Standard">
      <style:paragraph-properties fo:text-align="start" style:justify-single-word="false"/>
      <style:text-properties fo:font-size="20pt" fo:language="es" fo:country="ES" style:text-underline-style="none" fo:font-weight="normal" officeooo:rsid="001aa5da" officeooo:paragraph-rsid="001aa5da" style:font-size-asian="17.5pt" style:font-weight-asian="normal" style:font-size-complex="20pt" style:font-weight-complex="normal"/>
    </style:style>
    <style:style style:name="P20" style:family="paragraph" style:parent-style-name="Standard">
      <style:paragraph-properties fo:text-align="start" style:justify-single-word="false"/>
      <style:text-properties fo:font-size="20pt" fo:language="es" fo:country="ES" style:text-underline-style="none" fo:font-weight="normal" officeooo:rsid="001c48fa" officeooo:paragraph-rsid="001c48fa" style:font-size-asian="17.5pt" style:font-weight-asian="normal" style:font-size-complex="20pt" style:font-weight-complex="normal"/>
    </style:style>
    <style:style style:name="P21" style:family="paragraph" style:parent-style-name="Standard">
      <style:paragraph-properties fo:text-align="start" style:justify-single-word="false"/>
      <style:text-properties fo:font-size="20pt" fo:language="es" fo:country="ES" style:text-underline-style="none" fo:font-weight="normal" officeooo:rsid="001d8d7f" officeooo:paragraph-rsid="001d8d7f" style:font-size-asian="17.5pt" style:font-weight-asian="normal" style:font-size-complex="20pt" style:font-weight-complex="normal"/>
    </style:style>
    <style:style style:name="P22" style:family="paragraph" style:parent-style-name="Standard">
      <style:paragraph-properties fo:text-align="start" style:justify-single-word="false"/>
      <style:text-properties fo:font-size="20pt" fo:language="es" fo:country="ES" officeooo:rsid="000c2853" officeooo:paragraph-rsid="000c2853" style:font-size-asian="20pt" style:font-size-complex="20pt"/>
    </style:style>
    <style:style style:name="P23" style:family="paragraph" style:parent-style-name="Standard">
      <style:paragraph-properties fo:text-align="start" style:justify-single-word="false"/>
      <style:text-properties fo:font-size="20pt" fo:language="es" fo:country="ES" officeooo:rsid="0014b8c4" officeooo:paragraph-rsid="0014b8c4" style:font-size-asian="17.5pt" style:font-size-complex="20pt"/>
    </style:style>
    <style:style style:name="P24" style:family="paragraph" style:parent-style-name="Standard">
      <style:paragraph-properties fo:text-align="start" style:justify-single-word="false"/>
      <style:text-properties fo:font-size="20pt" fo:language="es" fo:country="ES" officeooo:rsid="0014b8c4" officeooo:paragraph-rsid="000c2853" style:font-size-asian="17.5pt" style:font-size-complex="20pt"/>
    </style:style>
    <style:style style:name="P25" style:family="paragraph" style:parent-style-name="Standard">
      <style:paragraph-properties fo:text-align="start" style:justify-single-word="false"/>
      <style:text-properties fo:font-size="12pt" fo:language="es" fo:country="ES" style:text-underline-style="none" officeooo:rsid="0008796e" officeooo:paragraph-rsid="0008796e" style:font-size-asian="10.5pt" style:font-size-complex="12pt"/>
    </style:style>
    <style:style style:name="P26" style:family="paragraph" style:parent-style-name="Standard">
      <style:paragraph-properties fo:text-align="start" style:justify-single-word="false"/>
      <style:text-properties fo:font-size="12pt" fo:language="es" fo:country="ES" style:text-underline-style="none" officeooo:rsid="0008e58b" officeooo:paragraph-rsid="0008e58b" style:font-size-asian="10.5pt" style:font-size-complex="12pt"/>
    </style:style>
    <style:style style:name="P27" style:family="paragraph" style:parent-style-name="Standard">
      <style:paragraph-properties fo:text-align="start" style:justify-single-word="false"/>
      <style:text-properties fo:font-size="12pt" fo:language="es" fo:country="ES" style:text-underline-style="none" officeooo:rsid="0008e58b" officeooo:paragraph-rsid="0026121a" style:font-size-asian="10.5pt" style:font-size-complex="12pt"/>
    </style:style>
    <style:style style:name="P28" style:family="paragraph" style:parent-style-name="Standard">
      <style:paragraph-properties fo:text-align="start" style:justify-single-word="false"/>
      <style:text-properties fo:font-size="12pt" fo:language="es" fo:country="ES" style:text-underline-style="none" officeooo:rsid="000ebeec" officeooo:paragraph-rsid="000ebeec" style:font-size-asian="10.5pt" style:font-size-complex="12pt"/>
    </style:style>
    <style:style style:name="P29" style:family="paragraph" style:parent-style-name="Standard">
      <style:paragraph-properties fo:text-align="start" style:justify-single-word="false"/>
      <style:text-properties fo:font-size="12pt" fo:language="es" fo:country="ES" style:text-underline-style="none" officeooo:rsid="001026e4" officeooo:paragraph-rsid="001026e4" style:font-size-asian="10.5pt" style:font-size-complex="12pt"/>
    </style:style>
    <style:style style:name="P30" style:family="paragraph" style:parent-style-name="Standard">
      <style:paragraph-properties fo:text-align="start" style:justify-single-word="false"/>
      <style:text-properties fo:font-size="12pt" fo:language="es" fo:country="ES" style:text-underline-style="none" officeooo:rsid="0010c251" officeooo:paragraph-rsid="00139c36" style:font-size-asian="10.5pt" style:font-size-complex="12pt"/>
    </style:style>
    <style:style style:name="P31" style:family="paragraph" style:parent-style-name="Standard">
      <style:paragraph-properties fo:text-align="start" style:justify-single-word="false"/>
      <style:text-properties fo:font-size="12pt" fo:language="es" fo:country="ES" style:text-underline-style="none" officeooo:rsid="0010c251" officeooo:paragraph-rsid="00263e2e" style:font-size-asian="10.5pt" style:font-size-complex="12pt"/>
    </style:style>
    <style:style style:name="P32" style:family="paragraph" style:parent-style-name="Standard">
      <style:paragraph-properties fo:text-align="start" style:justify-single-word="false"/>
      <style:text-properties fo:font-size="12pt" fo:language="es" fo:country="ES" style:text-underline-style="none" fo:font-weight="normal" officeooo:rsid="0011c4ee" officeooo:paragraph-rsid="001026e4"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language="es" fo:country="ES" style:text-underline-style="none" fo:font-weight="normal" officeooo:rsid="0011c4ee" officeooo:paragraph-rsid="00139c36"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fo:language="es" fo:country="ES" style:text-underline-style="none" fo:font-weight="normal" officeooo:rsid="0014b8c4" officeooo:paragraph-rsid="0014b8c4"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fo:language="es" fo:country="ES" style:text-underline-style="none" fo:font-weight="normal" officeooo:rsid="0014b8c4" officeooo:paragraph-rsid="0015cdfa"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fo:language="es" fo:country="ES" style:text-underline-style="none" fo:font-weight="normal" officeooo:rsid="0014b8c4" officeooo:paragraph-rsid="0029a11e"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fo:language="es" fo:country="ES" style:text-underline-style="none" fo:font-weight="normal" officeooo:rsid="0014b8c4" officeooo:paragraph-rsid="002ae94d"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fo:language="es" fo:country="ES" style:text-underline-style="none" fo:font-weight="normal" officeooo:rsid="001770b7" officeooo:paragraph-rsid="001770b7"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size="12pt" fo:language="es" fo:country="ES" style:text-underline-style="none" fo:font-weight="normal" officeooo:rsid="0018fe3a" officeooo:paragraph-rsid="0018fe3a"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font-size="12pt" fo:language="es" fo:country="ES" style:text-underline-style="none" fo:font-weight="normal" officeooo:rsid="0018fe3a" officeooo:paragraph-rsid="002baeaa"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size="12pt" fo:language="es" fo:country="ES" style:text-underline-style="none" fo:font-weight="normal" officeooo:rsid="001aa5da" officeooo:paragraph-rsid="001aa5da"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font-size="12pt" fo:language="es" fo:country="ES" style:text-underline-style="none" fo:font-weight="normal" officeooo:rsid="001aa5da" officeooo:paragraph-rsid="002d9181"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font-size="12pt" fo:language="es" fo:country="ES" style:text-underline-style="none" fo:font-weight="normal" officeooo:rsid="001c48fa" officeooo:paragraph-rsid="001c48fa"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font-size="12pt" fo:language="es" fo:country="ES" style:text-underline-style="none" fo:font-weight="normal" officeooo:rsid="001c48fa" officeooo:paragraph-rsid="002ed92c"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font-size="12pt" fo:language="es" fo:country="ES" style:text-underline-style="none" fo:font-weight="normal" officeooo:rsid="001d8d7f" officeooo:paragraph-rsid="001d8d7f"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font-size="12pt" fo:language="es" fo:country="ES" officeooo:rsid="000c2853" officeooo:paragraph-rsid="000c2853" style:font-size-asian="10.5pt" style:font-size-complex="12pt"/>
    </style:style>
    <style:style style:name="P47" style:family="paragraph" style:parent-style-name="Standard">
      <style:paragraph-properties fo:text-align="start" style:justify-single-word="false"/>
      <style:text-properties fo:font-size="12pt" fo:language="es" fo:country="ES" officeooo:rsid="000c2853" officeooo:paragraph-rsid="000d11fa" style:font-size-asian="10.5pt" style:font-size-complex="12pt"/>
    </style:style>
    <style:style style:name="P48" style:family="paragraph" style:parent-style-name="Standard">
      <style:paragraph-properties fo:text-align="start" style:justify-single-word="false"/>
      <style:text-properties fo:font-size="12pt" fo:language="es" fo:country="ES" officeooo:rsid="0014b8c4" officeooo:paragraph-rsid="0014b8c4" style:font-size-asian="10.5pt" style:font-size-complex="12pt"/>
    </style:style>
    <style:style style:name="P49" style:family="paragraph" style:parent-style-name="Standard">
      <style:paragraph-properties fo:text-align="start" style:justify-single-word="false"/>
      <style:text-properties style:font-name="Liberation Serif" fo:font-size="20pt" fo:language="es" fo:country="ES" style:text-underline-style="none" fo:font-weight="normal" officeooo:rsid="0024799d" officeooo:paragraph-rsid="0024799d" style:font-size-asian="17.5pt" style:font-weight-asian="normal" style:font-size-complex="20pt" style:font-weight-complex="normal"/>
    </style:style>
    <style:style style:name="P50" style:family="paragraph" style:parent-style-name="Standard">
      <style:paragraph-properties fo:text-align="start" style:justify-single-word="false"/>
      <style:text-properties style:font-name="Liberation Serif" fo:font-size="20pt" fo:language="es" fo:country="ES" style:text-underline-style="none" fo:font-weight="normal" officeooo:rsid="0023c004" officeooo:paragraph-rsid="0023c004" style:font-size-asian="17.5pt" style:font-weight-asian="normal" style:font-size-complex="20pt" style:font-weight-complex="normal"/>
    </style:style>
    <style:style style:name="P51" style:family="paragraph" style:parent-style-name="Standard">
      <style:paragraph-properties fo:text-align="start" style:justify-single-word="false"/>
      <style:text-properties style:font-name="Liberation Serif" fo:font-size="12pt" fo:language="es" fo:country="ES" style:text-underline-style="none" fo:font-weight="normal" officeooo:rsid="001f5dbe" officeooo:paragraph-rsid="001d8d7f"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style:font-name="Liberation Serif" fo:font-size="12pt" fo:language="es" fo:country="ES" style:text-underline-style="none" fo:font-weight="normal" officeooo:rsid="001f5dbe" officeooo:paragraph-rsid="002f7c4d"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style:font-name="Liberation Serif" fo:font-size="12pt" fo:language="es" fo:country="ES" style:text-underline-style="none" fo:font-weight="normal" officeooo:rsid="0024799d" officeooo:paragraph-rsid="0024799d" style:font-size-asian="10.5pt" style:font-weight-asian="normal" style:font-size-complex="12pt" style:font-weight-complex="normal"/>
    </style:style>
    <style:style style:name="P54" style:family="paragraph" style:parent-style-name="Standard">
      <style:paragraph-properties fo:text-align="center" style:justify-single-word="false" fo:break-before="page"/>
      <style:text-properties fo:font-size="32pt" fo:language="es" fo:country="ES" style:text-underline-style="none" officeooo:rsid="0008796e" officeooo:paragraph-rsid="0008796e" style:font-size-asian="28pt" style:font-size-complex="32pt"/>
    </style:style>
    <style:style style:name="P55" style:family="paragraph" style:parent-style-name="Standard">
      <style:paragraph-properties fo:text-align="center" style:justify-single-word="false" fo:break-before="page"/>
      <style:text-properties fo:font-size="32pt" fo:language="es" fo:country="ES" style:text-underline-style="none" officeooo:rsid="0008e58b" officeooo:paragraph-rsid="0008e58b" style:font-size-asian="28pt" style:font-size-complex="32pt"/>
    </style:style>
    <style:style style:name="P56" style:family="paragraph" style:parent-style-name="Standard">
      <style:paragraph-properties fo:text-align="center" style:justify-single-word="false" fo:break-before="page"/>
      <style:text-properties fo:font-size="32pt" fo:language="es" fo:country="ES" style:text-underline-style="none" officeooo:rsid="000ebeec" officeooo:paragraph-rsid="000ebeec" style:font-size-asian="28pt" style:font-size-complex="32pt"/>
    </style:style>
    <style:style style:name="P57" style:family="paragraph" style:parent-style-name="Standard">
      <style:paragraph-properties fo:text-align="center" style:justify-single-word="false" fo:break-before="page"/>
      <style:text-properties fo:font-size="32pt" fo:language="es" fo:country="ES" style:text-underline-style="none" officeooo:rsid="001026e4" officeooo:paragraph-rsid="001026e4" style:font-size-asian="28pt" style:font-size-complex="32pt"/>
    </style:style>
    <style:style style:name="P58" style:family="paragraph" style:parent-style-name="Standard">
      <style:paragraph-properties fo:text-align="center" style:justify-single-word="false" fo:break-before="page"/>
      <style:text-properties fo:font-size="32pt" fo:language="es" fo:country="ES" style:text-underline-style="none" officeooo:rsid="0010c251" officeooo:paragraph-rsid="00139c36" style:font-size-asian="28pt" style:font-size-complex="32pt"/>
    </style:style>
    <style:style style:name="P59" style:family="paragraph" style:parent-style-name="Standard">
      <style:paragraph-properties fo:text-align="center" style:justify-single-word="false" fo:break-before="page"/>
      <style:text-properties fo:font-size="32pt" fo:language="es" fo:country="ES" style:text-underline-style="none" fo:font-weight="normal" officeooo:rsid="0011c4ee" officeooo:paragraph-rsid="00139c36" style:font-size-asian="28pt" style:font-weight-asian="normal" style:font-size-complex="32pt" style:font-weight-complex="normal"/>
    </style:style>
    <style:style style:name="P60" style:family="paragraph" style:parent-style-name="Standard">
      <style:paragraph-properties fo:text-align="center" style:justify-single-word="false" fo:break-before="page"/>
      <style:text-properties fo:font-size="32pt" fo:language="es" fo:country="ES" style:text-underline-style="none" fo:font-weight="normal" officeooo:rsid="0014b8c4" officeooo:paragraph-rsid="0014b8c4" style:font-size-asian="28pt" style:font-weight-asian="normal" style:font-size-complex="32pt" style:font-weight-complex="normal"/>
    </style:style>
    <style:style style:name="P61" style:family="paragraph" style:parent-style-name="Standard">
      <style:paragraph-properties fo:text-align="center" style:justify-single-word="false" fo:break-before="page"/>
      <style:text-properties fo:font-size="32pt" fo:language="es" fo:country="ES" style:text-underline-style="none" fo:font-weight="normal" officeooo:rsid="001770b7" officeooo:paragraph-rsid="001770b7" style:font-size-asian="28pt" style:font-weight-asian="normal" style:font-size-complex="32pt" style:font-weight-complex="normal"/>
    </style:style>
    <style:style style:name="P62" style:family="paragraph" style:parent-style-name="Standard">
      <style:paragraph-properties fo:text-align="center" style:justify-single-word="false" fo:break-before="page"/>
      <style:text-properties fo:font-size="32pt" fo:language="es" fo:country="ES" style:text-underline-style="none" fo:font-weight="normal" officeooo:rsid="0018fe3a" officeooo:paragraph-rsid="0018fe3a" style:font-size-asian="28pt" style:font-weight-asian="normal" style:font-size-complex="32pt" style:font-weight-complex="normal"/>
    </style:style>
    <style:style style:name="P63" style:family="paragraph" style:parent-style-name="Standard">
      <style:paragraph-properties fo:text-align="center" style:justify-single-word="false" fo:break-before="page"/>
      <style:text-properties fo:font-size="32pt" fo:language="es" fo:country="ES" style:text-underline-style="none" fo:font-weight="normal" officeooo:rsid="001aa5da" officeooo:paragraph-rsid="001aa5da" style:font-size-asian="28pt" style:font-weight-asian="normal" style:font-size-complex="32pt" style:font-weight-complex="normal"/>
    </style:style>
    <style:style style:name="P64" style:family="paragraph" style:parent-style-name="Standard">
      <style:paragraph-properties fo:text-align="center" style:justify-single-word="false" fo:break-before="page"/>
      <style:text-properties fo:font-size="32pt" fo:language="es" fo:country="ES" style:text-underline-style="none" fo:font-weight="normal" officeooo:rsid="001c48fa" officeooo:paragraph-rsid="001c48fa" style:font-size-asian="28pt" style:font-weight-asian="normal" style:font-size-complex="32pt" style:font-weight-complex="normal"/>
    </style:style>
    <style:style style:name="P65" style:family="paragraph" style:parent-style-name="Standard">
      <style:paragraph-properties fo:text-align="center" style:justify-single-word="false" fo:break-before="page"/>
      <style:text-properties fo:font-size="32pt" fo:language="es" fo:country="ES" style:text-underline-style="none" fo:font-weight="normal" officeooo:rsid="001d8d7f" officeooo:paragraph-rsid="001d8d7f" style:font-size-asian="28pt" style:font-weight-asian="normal" style:font-size-complex="32pt" style:font-weight-complex="normal"/>
    </style:style>
    <style:style style:name="P66" style:family="paragraph" style:parent-style-name="Standard">
      <style:paragraph-properties fo:text-align="center" style:justify-single-word="false" fo:break-before="page"/>
      <style:text-properties fo:font-size="32pt" fo:language="es" fo:country="ES" style:text-underline-style="none" fo:font-weight="normal" officeooo:rsid="0014b8c4" officeooo:paragraph-rsid="0014b8c4" style:font-size-asian="32pt" style:font-weight-asian="normal" style:font-size-complex="32pt" style:font-weight-complex="normal"/>
    </style:style>
    <style:style style:name="P67" style:family="paragraph" style:parent-style-name="Standard">
      <style:paragraph-properties fo:text-align="center" style:justify-single-word="false" fo:break-before="page"/>
      <style:text-properties fo:font-size="32pt" fo:language="es" fo:country="ES" officeooo:rsid="00045fbc" officeooo:paragraph-rsid="00045fbc" style:font-size-asian="32pt" style:font-size-complex="32pt"/>
    </style:style>
    <style:style style:name="P68" style:family="paragraph" style:parent-style-name="Standard">
      <style:paragraph-properties fo:text-align="center" style:justify-single-word="false" fo:break-before="page"/>
      <style:text-properties fo:font-size="32pt" fo:language="es" fo:country="ES" officeooo:rsid="000c2853" officeooo:paragraph-rsid="000c2853" style:font-size-asian="32pt" style:font-size-complex="32pt"/>
    </style:style>
    <style:style style:name="P69" style:family="paragraph" style:parent-style-name="Standard">
      <style:paragraph-properties fo:text-align="center" style:justify-single-word="false" fo:break-before="page"/>
      <style:text-properties style:font-name="Liberation Serif" fo:font-size="32pt" fo:language="es" fo:country="ES" style:text-underline-style="none" fo:font-weight="normal" officeooo:rsid="00237fdd" officeooo:paragraph-rsid="00237fdd" style:font-size-asian="28pt" style:font-weight-asian="normal" style:font-size-complex="32pt" style:font-weight-complex="normal"/>
    </style:style>
    <style:style style:name="P70" style:family="paragraph" style:parent-style-name="Standard">
      <style:paragraph-properties fo:text-align="center" style:justify-single-word="false" fo:break-before="page"/>
      <style:text-properties style:font-name="Liberation Serif" fo:font-size="32pt" fo:language="es" fo:country="ES" style:text-underline-style="none" fo:font-weight="normal" officeooo:rsid="0023c004" officeooo:paragraph-rsid="0023c004" style:font-size-asian="28pt" style:font-weight-asian="normal" style:font-size-complex="32pt" style:font-weight-complex="normal"/>
    </style:style>
    <style:style style:name="P71" style:family="paragraph" style:parent-style-name="Heading_20_1">
      <style:paragraph-properties fo:text-align="start" style:justify-single-word="false"/>
      <style:text-properties fo:font-variant="normal" fo:text-transform="none" fo:color="#000000" loext:opacity="100%" style:font-name="Linux Libertine" fo:font-size="20pt" fo:letter-spacing="normal" fo:language="es" fo:country="ES" fo:font-style="normal" style:text-underline-style="none" fo:font-weight="normal" officeooo:rsid="001770b7" officeooo:paragraph-rsid="001770b7" style:font-size-asian="17.5pt" style:font-weight-asian="normal" style:font-size-complex="20pt" style:font-weight-complex="normal"/>
    </style:style>
    <style:style style:name="P72" style:family="paragraph" style:parent-style-name="Standard">
      <style:paragraph-properties fo:text-align="start" style:justify-single-word="false"/>
      <style:text-properties fo:font-size="12pt" fo:language="es" fo:country="ES" style:text-underline-style="none" officeooo:rsid="000ebeec" officeooo:paragraph-rsid="003248b7" style:font-size-asian="10.5pt" style:font-size-complex="12pt"/>
    </style:style>
    <style:style style:name="T1" style:family="text">
      <style:text-properties officeooo:rsid="00071391"/>
    </style:style>
    <style:style style:name="T2" style:family="text">
      <style:text-properties officeooo:rsid="000d11fa"/>
    </style:style>
    <style:style style:name="T3" style:family="text">
      <style:text-properties officeooo:rsid="00125d42"/>
    </style:style>
    <style:style style:name="T4" style:family="text">
      <style:text-properties officeooo:rsid="0015cdfa"/>
    </style:style>
    <style:style style:name="T5" style:family="text">
      <style:text-properties officeooo:rsid="0020bdb5"/>
    </style:style>
    <style:style style:name="T6" style:family="text">
      <style:text-properties officeooo:rsid="0024e4b0"/>
    </style:style>
    <style:style style:name="T7" style:family="text">
      <style:text-properties officeooo:rsid="0026121a"/>
    </style:style>
    <style:style style:name="T8" style:family="text">
      <style:text-properties officeooo:rsid="00263e2e"/>
    </style:style>
    <style:style style:name="T9" style:family="text">
      <style:text-properties officeooo:rsid="0026dece"/>
    </style:style>
    <style:style style:name="T10" style:family="text">
      <style:text-properties officeooo:rsid="002855de"/>
    </style:style>
    <style:style style:name="T11" style:family="text">
      <style:text-properties officeooo:rsid="0029a11e"/>
    </style:style>
    <style:style style:name="T12" style:family="text">
      <style:text-properties officeooo:rsid="002a0cbd"/>
    </style:style>
    <style:style style:name="T13" style:family="text">
      <style:text-properties officeooo:rsid="002ae94d"/>
    </style:style>
    <style:style style:name="T14" style:family="text">
      <style:text-properties officeooo:rsid="002baeaa"/>
    </style:style>
    <style:style style:name="T15" style:family="text">
      <style:text-properties officeooo:rsid="002d9181"/>
    </style:style>
    <style:style style:name="T16" style:family="text">
      <style:text-properties fo:font-variant="normal" fo:text-transform="none" fo:color="#000000" loext:opacity="100%" style:font-name="chaparral-pro" fo:font-size="30pt" fo:letter-spacing="normal" fo:font-style="normal"/>
    </style:style>
    <style:style style:name="T17" style:family="text">
      <style:text-properties fo:font-variant="normal" fo:text-transform="none" fo:color="#000000" loext:opacity="100%" style:font-name="chaparral-pro" fo:font-size="30pt" fo:letter-spacing="normal" fo:font-style="normal" officeooo:rsid="002ed92c"/>
    </style:style>
    <style:style style:name="T18" style:family="text">
      <style:text-properties officeooo:rsid="002ed92c"/>
    </style:style>
    <style:style style:name="T19" style:family="text">
      <style:text-properties officeooo:rsid="002f0861"/>
    </style:style>
    <style:style style:name="T20" style:family="text">
      <style:text-properties officeooo:rsid="002f7c4d"/>
    </style:style>
    <style:style style:name="T21" style:family="text">
      <style:text-properties officeooo:rsid="00310d4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Islandia</text:p>
      <text:p text:style-name="P24"/>
      <text:p text:style-name="P23">Yule Lads</text:p>
      <text:p text:style-name="P48"/>
      <text:p text:style-name="P48">La ogra Grýla y su familia, bajan de las montañas del norte de Islandia cada año en diciembre, con un saco para llevarse la comida e incluso los niños que se portan mal para cocinarlos durante el crudo invierno.</text:p>
      <text:p text:style-name="P48"/>
      <text:p text:style-name="P48">Grýla, sin embargo, no es solo la personificación del frío y de la nieve que todo lo cubre en el invierno, sino también es quien controla los glaciares, los volcanes y los terremotos, por lo tanto, un ser muy poderoso.</text:p>
      <text:p text:style-name="P48"/>
      <text:p text:style-name="P48">Grýla tiene 13 hijos, que también bajan de las montañas a atormentar a los habitantes de Islandia, cada uno a su manera, hay uno que se roba las salchichas, hay otro que solo roba la leche de las vacas, etc.</text:p>
      <text:p text:style-name="P68"/>
      <text:p text:style-name="P2">Portugal</text:p>
      <text:p text:style-name="P22"/>
      <text:p text:style-name="P22">Leyenda de la Fonte da Moura</text:p>
      <text:p text:style-name="P46"/>
      <text:p text:style-name="P47">Un grupo de caballeros, liderado por <text:span text:style-name="T2">su</text:span> joven rey, viajaba desde hacía unos días por los campos cuando, muertos de sed, buscaron una fuente.</text:p>
      <text:p text:style-name="P47"/>
      <text:p text:style-name="P47">Encontraron entonces a una joven mora fugitiva que, al ser preguntada por la fuente más próxima, les dijo que estaba muy muy lejos. Además, añadió en tono de desafío que, si el Dios de los cristianos era tan poderoso, hiciese nacer allí mismo una fuente y, tal vez entonces, ella se convirtiese.</text:p>
      <text:p text:style-name="P47"/>
      <text:p text:style-name="P47">D. Afonso Henriques se retiró a rezar y, de repente, se escuchó un ruido sordo y se vio un chorro de agua limpia y fresca que formó un pequeño regato. Los caballeros se arrodillaron frente al milagro y la joven mora, que lloraba de emoción, prometió dedicar su vida al Dios cristiano. La fuente quedó conocida por siempre como la Fonte da Moura (Fuente de la Mora).</text:p>
      <text:p text:style-name="P67"/>
      <text:p text:style-name="P1">España</text:p>
      <text:p text:style-name="P4"/>
      <text:p text:style-name="P9">Los amantes de Teruel</text:p>
      <text:p text:style-name="P5"/>
      <text:p text:style-name="P5">Isabel de Segura y Diego de Marcilla vivieron en el Teruel del siglo XIII y se hicieron amigos ya cuando eran niños. </text:p>
      <text:p text:style-name="P5"/>
      <text:p text:style-name="P5">Un día decidieron casarse, pero el padre de Isabel no estaba de acuerdo. </text:p>
      <text:p text:style-name="P5"/>
      <text:p text:style-name="P6">Al final decidieron esperar a que Diego hiciese fortuna para así contentar al padre de su enamorada. Juraron esperar cinco años juntando los cinco dedos de su mano derecha.</text:p>
      <text:p text:style-name="P5"/>
      <text:p text:style-name="P5">Un día, Diego se tuvo que marchar a luchar a las cruzadas. <text:span text:style-name="T6">S</text:span>e dice que la familia de Isabel pagó a un hombre para que hiciese creer a todo Teruel que Diego había caído en el frente. Todo esto llegó a oídos de Isabel. </text:p>
      <text:p text:style-name="P5"/>
      <text:p text:style-name="P5">- <text:span text:style-name="T1">pasan 5 años -</text:span></text:p>
      <text:p text:style-name="P5"/>
      <text:p text:style-name="P5">Diego no <text:span text:style-name="T1">habia</text:span> regresar, <text:span text:style-name="T1">el</text:span> padre <text:span text:style-name="T1">de Isabel</text:span> la empujó a casarse con otro pretendiente: don Pedro de Azagra. Justo el día de la boda, Diego consiguió regresar a Teruel.</text:p>
      <text:p text:style-name="P5"/>
      <text:p text:style-name="P6">Diego decidió ir en busca de Isabel. Se encaramó a su balcón y la despertó para rogarle ese beso que llevaba cinco años esperando. Isabel no se atrevió a traicionar al hombre con el que se acababa de casar.</text:p>
      <text:p text:style-name="P8"/>
      <text:p text:style-name="P6"><text:span text:style-name="T1">E</text:span>se rechazo fulminó el corazón de Diego, quien cayó en ese mismo instante. Isabel estaba desconsolada por haber perdido a su verdadero amor. Decidida, se coló en el funeral para poder darle un beso, <text:span text:style-name="T1">e</text:span>n ese preciso instante, ella también cayó muerta sobre Diego. Sus familias decidieron enterrarlos juntos para que no volviesen a separarse nunca más.</text:p>
      <text:p text:style-name="P5"/>
      <text:p text:style-name="P7"/>
      <text:p text:style-name="P54">Francia</text:p>
      <text:p text:style-name="P10"/>
      <text:p text:style-name="P10">El hombre de la máscara de hierro</text:p>
      <text:p text:style-name="P25"/>
      <text:p text:style-name="P25">Un misterioso personaje francés de los siglos XVII-XVIII, que fue encarcelado por razones desconocidas en la prisión de la Bastilla. Mientras estuvo en prisión su rostro fue cubierto con una máscara de hierro.</text:p>
      <text:p text:style-name="P25"/>
      <text:p text:style-name="P25">Según Voltaire(escritor de la epoca), el «hombre de la máscara de hierro» era un joven alto y hermoso, de buena obediencia y a quien no se le negaba nada de lo que pedía en la Bastilla y en otras prisiones. Se le daba la mejor cena y el alguacil se reunía alguna que otra vez con el personaje. Además, le agradaban los vestidos finos y los encajes y le gustaba tocar la guitarra.</text:p>
      <text:p text:style-name="P25"/>
      <text:p text:style-name="P25"/>
      <text:p text:style-name="P55">Italia</text:p>
      <text:p text:style-name="P11"/>
      <text:p text:style-name="P11">Romulo y Remo (la fundación de Roma)</text:p>
      <text:p text:style-name="P26"/>
      <text:p text:style-name="P27"><text:span text:style-name="T7">E</text:span>n la ciudad latina de Alba Longa <text:span text:style-name="T7">e</text:span>l rey Numitor fue derrocado por su hermano, Amulio, el cual asesinó a todos los hijos varones de Numitor, dejando tan solo <text:span text:style-name="T7">viva</text:span> a <text:span text:style-name="T7">su hija.</text:span></text:p>
      <text:p text:style-name="P26"/>
      <text:p text:style-name="P26">Su hija, llamada Rea Silvia <text:span text:style-name="T7">fue uuna</text:span> sacerdotisa romana que debía permanecer virgen. Pero <text:span text:style-name="T7">esta</text:span> enamoró al dios de la Guerra, Marte, y juntos tuvieron dos hijos, llamados Rómulo y Remo.</text:p>
      <text:p text:style-name="P26"/>
      <text:p text:style-name="P26">Al conocer Amulio el nacimiento de los dos niños ordenó asesinarlos, pero el encargado no fue capaz de matar a dos niños y los dejó abandonados en el río Tiber. La corriente los desplazó hasta un lugar entre colinas, y allí fueron encontrados por la loba Luperca, quien les cuido y alimento durante años. </text:p>
      <text:p text:style-name="P26"/>
      <text:p text:style-name="P26">Más tarde, fueron encontrados por el pastor Fáustulo, quien crió en secreto a Rómulo y Remo.</text:p>
      <text:p text:style-name="P26"/>
      <text:p text:style-name="P26">Al crecer se les contó la verdad de su nacimiento, por lo que ambos hermanos buscaron venganza. Ambos marcharon a Alba Longa, asesinaron a Amulio y volvieron a colocar en el trono a su abuelo, Numitor.</text:p>
      <text:p text:style-name="P26"/>
      <text:p text:style-name="P26">Rómulo y Remo se fueron de Alba Longa con la idea de fundar una ciudad sobre la que poder gobernar. Rómulo quería fundar Roma en el Monte Palatino y Remo quería fundar Remoria en el Aventino. </text:p>
      <text:p text:style-name="P26"/>
      <text:p text:style-name="P26">Ambos eran de la misma edad, por lo que ninguno tenía supremacía sobre el otro para reinar, así que hicieron un juego para elegir quien gobernaría, el cual consistía en ver más buitres que el otro. Siendo el ganador Rómulo.</text:p>
      <text:p text:style-name="P26"/>
      <text:p text:style-name="P26">Rómulo trazó unas líneas para marcar los límites de la ciudad de Roma ordenando que nadie los podía cruzar, pero Remo decidió cruzar las líneas, desafiando a su hermano. Esto provocó una pelea en la que Remo sufrió heridas y murió no mucho después. Rómulo enterró a su hermano en Aventino, y fundó Roma, siendo la fecha de fundación el 21 de abril del 753 a.C.</text:p>
      <text:p text:style-name="P26"/>
      <text:p text:style-name="P26"/>
      <text:p text:style-name="P55">Suiza</text:p>
      <text:p text:style-name="P11"/>
      <text:p text:style-name="P11">El Puente del Diablo</text:p>
      <text:p text:style-name="P26"/>
      <text:p text:style-name="P26">Cuentan los habitantes del Cantón de Uri que, en el mismo siglo XIII, los lugareños que vivían cerca del río Reuss se propusieron construir un puente para cruzar el escarpado valle que había formado el cauce de las aguas.</text:p>
      <text:p text:style-name="P26"/>
      <text:p text:style-name="P26">Tras varios fracasos en la construcción, en los que muchas personas habían muerto tras caer al vacío, el gobernante de Urner, pueblo de la zona, exclamó desesperado: «solo el diablo puede construir este puente».</text:p>
      <text:p text:style-name="P26"/>
      <text:p text:style-name="P26">Al instante el diablo hizo acto de aparición en Urner y propuso al pueblo un pacto: él construiría el puente a condición de que la primera persona que lo cruzara le entregase su alma para siempre. Los habitantes aceptaron y un puente impresionante apareció sobre la garganta del río.</text:p>
      <text:p text:style-name="P26"/>
      <text:p text:style-name="P26">Como es natural, las buenas gentes de Urner no sabían a quién enviar para que cruzara el puente y un campesino propuso lo siguiente: desataría su macho cabrío y lo empujaría a través del puente.</text:p>
      <text:p text:style-name="P26"/>
      <text:p text:style-name="P26">El diablo, lleno de ira al ver que intentaban engañarle, cogió una gran piedra y amenazó con destruir el puente. En su furia no se dio cuenta de que una anciana andaba hacia el puente hasta acabar trazando una cruz en la primera piedra de la construcción. En ese instante, el puente dejó de ser un objetivo para el diablo que dejó caer la pesada piedra y se esfumó para no volver nunca más.</text:p>
      <text:p text:style-name="P26"/>
      <text:p text:style-name="P58">Irlanda</text:p>
      <text:p text:style-name="P14">Jack-o’-lantern</text:p>
      <text:p text:style-name="P30"/>
      <text:p text:style-name="P30">Jack “el tacaño” era un irlandés bebedor, bastante aprovechado, mala persona, y muy astuto. Un día el diablo apareció para llevárselo, y Jack le pidió una última voluntad antes de que le llevara con él.</text:p>
      <text:p text:style-name="P30"/>
      <text:p text:style-name="P30">Le pidió ir al pub y beberse una última cerveza. El diablo aceptó, y fue al bar.</text:p>
      <text:p text:style-name="P30"/>
      <text:p text:style-name="P30">Cuando acabó de beber, consiguió convencer al diablo para que se transformara en una moneda, para así poder pagar al tabernero, <text:span text:style-name="T8">luego lo</text:span> atrapó temiéndolo en su bolsillo, ya que dentro llevaba un crucifijo. Para liberarse el diablo le concedió 10 años más de vida a Jack, y él aceptó.</text:p>
      <text:p text:style-name="P30"/>
      <text:p text:style-name="P31">Diez años más tarde, satán fue a buscar definitivamente a Jack. <text:s/>Él al reencontrarse con el diablo, le pidió ir a un manzano y tomar una última manzana antes de morir. Jack convenció al demonio y fueron a un bosque. El diablo subió al árbol a recoger una manzana y Jack rodeó todo el árbol de crucifijos, dejando al diablo atrapado. Jack le pidió que su alma nunca pudiera ser tocada por el diablo, y este para liberarse aceptó. </text:p>
      <text:p text:style-name="P31"/>
      <text:p text:style-name="P31">Cuando Jack murió trató entrar al cielo, pero San Pedro no le dejó entrar, ya que había llevado una vida muy pecaminosa. Al no poder entrar al cielo, y al no poder tocar satanás su alma, quedó condenado a vagar como un espíritu el resto de su vida. Con un nabo fabricó una linterna para alumbrar su camino, creándose así las jack-o’-lanterns.</text:p>
      <text:p text:style-name="P30"/>
      <text:p text:style-name="P30"/>
      <text:p text:style-name="P59">Inglaterra</text:p>
      <text:p text:style-name="P15"/>
      <text:p text:style-name="P15">Excalibur, la espada mágica</text:p>
      <text:p text:style-name="P33"/>
      <text:p text:style-name="P33">Existió en Ávalon, en la isla galesa de las hadas, una espada mágica. La espada, de nombre Excalibur, fue forjada por el mago Merlín cuando murió del rey Uther Pendragón.</text:p>
      <text:p text:style-name="P33"/>
      <text:p text:style-name="P33">Excalibur tenia el poder de curar y evitar la muerte de su dueño. Pero lo más importante, es que escondía una profecía. El mago clavó la espada en una enorme roca junto a una capilla de Londres:</text:p>
      <text:p text:style-name="P33"/>
      <text:p text:style-name="P33">«Aquel que consiga liberar esta espada mágica de su roca, será el legítimo rey de Inglaterra.»</text:p>
      <text:p text:style-name="P33"/>
      <text:p text:style-name="P33">Nobles, caballeros, guerreros, todos intentaron sin éxito sacar de la piedra a Excálibur. Y pasaron meses y años sin que nadie pudiera hacerse de forma legítima con el trono.</text:p>
      <text:p text:style-name="P33"/>
      <text:p text:style-name="P33"><text:span text:style-name="T3">Un</text:span> joven <text:span text:style-name="T3">llamado</text:span> Arturo acudió un buen día a Londres. Se acercó a la espada, bajo la atenta mirada de cientos de personas. Ese día, la roca tembló, la espada vibró en la mano del joven, y lentamente, salió de la roca. Excalibur brillaba y todos se arrodillaron ante <text:span text:style-name="T3">su nuevo rey</text:span>.</text:p>
      <text:p text:style-name="P56">Bélgica</text:p>
      <text:p text:style-name="P12"/>
      <text:p text:style-name="P12">Los cisnes de Brujas</text:p>
      <text:p text:style-name="P12"/>
      <text:p text:style-name="P28">Año 1488, la ciudad disfrutaba de una gran prosperidad económica gracias al comercio de paños.</text:p>
      <text:p text:style-name="P28"/>
      <text:p text:style-name="P28">El Conde de Flandes quería conseguir el control de todo, por lo que en la ciudad se produjeron situaciones violentas que conllevaron al encarcelamiento del Conde, y a la muerte de uno de sus hombres de confianza, el gobernador de la ciudad.</text:p>
      <text:p text:style-name="P28"/>
      <text:p text:style-name="P28">Tras la perdida del apoyo del Conde hacia la ciudad, dejaron de llegar barcos a esta, muriendo así el comercio que causó la evolución del lugar.</text:p>
      <text:p text:style-name="P28"/>
      <text:p text:style-name="P28">Cuenta la leyenda, que el lugar fue ocupado por cisnes en honor al fallecido; pues este, Pieter Lanchals, cuyo apellido significa «cuello largo», tenía en su escudo un cisne blanco. </text:p>
      <text:p text:style-name="P28"/>
      <text:p text:style-name="P28">Maximiliano de Austria (amigo del gobernador), impuso a la población el castigo de mantener a los cisnes para toda la eternidad.</text:p>
      <text:p text:style-name="P28"/>
      <text:p text:style-name="P28"/>
      <text:p text:style-name="P56">Holanda</text:p>
      <text:p text:style-name="P12"/>
      <text:p text:style-name="P12">El holandés errante</text:p>
      <text:p text:style-name="P12"/>
      <text:p text:style-name="P72"><text:span text:style-name="T8">E</text:span>l capitán de un barco holandés, un capitán burgués de Holanda llamado Willem van der Decken, quien hizo un pacto con el diablo para poder surcar siempre los mares sin importar los retos naturales que pusiera Dios en su travesía.</text:p>
      <text:p text:style-name="P72"/>
      <text:p text:style-name="P72">Dios, omnisciente, se entera de esto y en castigo lo condena a navegar eternamente sin rumbo y sin tocar tierra, por lo que recibe el nombre de «Holandés errante».</text:p>
      <text:p text:style-name="P28"/>
      <text:p text:style-name="P28"/>
      <text:p text:style-name="P57">Luxemburgo</text:p>
      <text:p text:style-name="P13"/>
      <text:p text:style-name="P13">La <text:span text:style-name="T9">hada</text:span> Melusina</text:p>
      <text:p text:style-name="P13"/>
      <text:p text:style-name="P29">Melusina era un hada de sangre real. Era muy rica y capaz, el único problema era que cada sábado al bañarse sus piernas se convertían una cola de pez, <text:span text:style-name="T10">ademas</text:span> s<text:span text:style-name="T10">i se</text:span> casaba con un caballero, éste no podía descubrir su secreto o nunca volvería a recuperar sus piernas.</text:p>
      <text:p text:style-name="P29"/>
      <text:p text:style-name="P29">Encontró un buen hombre, se casaron, tuvieron diez hijos y vivieron muy felices en un gran castillo. Los rumores decían que cada sábado Melusina se veía con su amante, sembrando en su marido la sospecha de una traición. Movido por los celos, el marido de Melusina espió a ésta durante su baño del sábado. Cuando el hada se dio cuenta, saltó al alféizar de la ventana y se tiró al río, despareciendo entre sus aguas para siempre.</text:p>
      <text:p text:style-name="P29"/>
      <text:p text:style-name="P32"/>
      <text:p text:style-name="P60">Alemania</text:p>
      <text:p text:style-name="P16"/>
      <text:p text:style-name="P16"><text:span text:style-name="T11">La ninfa </text:span>Lorelei</text:p>
      <text:p text:style-name="P34"/>
      <text:p text:style-name="P34">En lo alto de una empinada roca en el río Rin, una vez vivió una exquisita ninfa llamada Lorelei. No solo su belleza física era asombrosa, sino que la sirena cantaba una canción tan inquietante e hipnotizan-te que ningún marinero podía resistir su aura. </text:p>
      <text:p text:style-name="P34"/>
      <text:p text:style-name="P36">Atraído por su canción, la leyenda dice que ningún marino que intentó llegar a Lorelei regresó alguna vez. En cambio, encontrarían su destino final chocando contra las rocas peligrosas. </text:p>
      <text:p text:style-name="P36"/>
      <text:p text:style-name="P36">Hoy, una estatua de Lorelei vigila el traicionero tramo de agua cerca de Sankt Goarshausen.</text:p>
      <text:p text:style-name="P34"/>
      <text:p text:style-name="P66">Dinamarca</text:p>
      <text:p text:style-name="P16"/>
      <text:p text:style-name="P16">Beowulf <text:span text:style-name="T13">el heroe</text:span></text:p>
      <text:p text:style-name="P34"/>
      <text:p text:style-name="P35">El palacio Heorot era el centro de llamativas fiestas durante la noche, generadas por el rey Hrothgar, sus criados y guerreros. El bullicio <text:span text:style-name="T4">era tal, que </text:span>Grendel, un monstruo que habitaba en las ciénagas, se despertaba y furioso arremetía contra el rey y sus guerreros matando y devorando a<text:span text:style-name="T4">lgunos de estos</text:span>.</text:p>
      <text:p text:style-name="P35"/>
      <text:p text:style-name="P35">Esta maldición aquejó a la corte de Heorot, todas las noches, durante doce años, <text:span text:style-name="T12">l</text:span>a grave situación del rey se esparció por las tierras nórdicas hasta llegar a oídos de Beowulf, un héroe gauta que decidió terminar con este problema. </text:p>
      <text:p text:style-name="P35"/>
      <text:p text:style-name="P35">Intrépido y decidido, Beowulf tomó catorce guerreros y partió rápidamente a Heorot. <text:span text:style-name="T4">V</text:span>iendo el rey que no quedaban muchas alternativas, ofreció un banquete a Beowulf y luego abandonó la sala dejándola bajo la vigilancia de los gauta.</text:p>
      <text:p text:style-name="P35"/>
      <text:p text:style-name="P35"><text:span text:style-name="T12">De nuevo apareció </text:span>Grendel, derribó las sólidas puertas del salón y devoró a uno de los guerreros. Esto <text:span text:style-name="T12">enfureció a</text:span> Beowulf, que <text:span text:style-name="T4">s</text:span>in armas <text:span text:style-name="T4">ataca</text:span> <text:span text:style-name="T4">a</text:span>l engendro <text:span text:style-name="T12">logrando arrancar-le un brazo y hacerle huir.</text:span></text:p>
      <text:p text:style-name="P35"/>
      <text:p text:style-name="P37"><text:span text:style-name="T13">A</text:span>nte tal proeza <text:span text:style-name="T13">e</text:span>l rey <text:span text:style-name="T13">regal</text:span>ó un collar a Beowulf y celebró una fiesta en su honor, <text:span text:style-name="T13">m</text:span>ientras la misma se llevaba a cabo, la <text:span text:style-name="T4">madre</text:span> de Grendel, aun mas furiosa de lo que su vástago pudiera algún día llegar a estar, se presenta para vengarlo. Así mató <text:span text:style-name="T4">a uno de los</text:span> hombre<text:span text:style-name="T4">s</text:span> de<text:span text:style-name="T4">l</text:span> <text:span text:style-name="T4">rey</text:span>, y se marchó llevándose el brazo que su pequeño había perdido.</text:p>
      <text:p text:style-name="P35"/>
      <text:p text:style-name="P35">Sin perder tiempo, Beowulf siguió el rastro de la criatura junto a sus guerreros y tras nadar casi un día en las profundidades de un lago atestado de bestias sobrenaturales, se encuentra con la madre de Grendel. Inmerso en una cruel batalla, el héroe quedó malherido pero utilizando una gigantesca espada consigue acabar con la ogresa cortándole la cabeza.</text:p>
      <text:p text:style-name="P35"/>
      <text:p text:style-name="P61">Austria</text:p>
      <text:p text:style-name="P17"/>
      <text:h text:style-name="P71" text:outline-level="1">Krampus</text:h>
      <text:p text:style-name="P38"/>
      <text:p text:style-name="P38">Esta criatura de demoníaca apariencia castiga a los niños malos durante la temporada de Navidad, en contraste con San Nicolás, quien premia a los niños buenos con regalos. </text:p>
      <text:p text:style-name="P38"/>
      <text:p text:style-name="P38">Se dice que Krampus captura a los niños particularmente traviesos en su saco y los lleva con él a las profundidades del infierno para ser devorados. Su misión es amedrentar a los niños para que se porten bien.</text:p>
      <text:p text:style-name="P38"/>
      <text:p text:style-name="P62">Chequia</text:p>
      <text:p text:style-name="P18"/>
      <text:p text:style-name="P18">Heykal</text:p>
      <text:p text:style-name="P39"/>
      <text:p text:style-name="P40">«Hey, hey, hey…»</text:p>
      <text:p text:style-name="P40"/>
      <text:p text:style-name="P40">Según las leyendas populares, en los bosques checos se oían muy a menudo estas llamadas de los fantasmas denominados “Heykal”.</text:p>
      <text:p text:style-name="P39"/>
      <text:p text:style-name="P39">La persona que respondiera a su ”hey,hey,hey” tenía en un instante al fantasma sobre la espalda, sin poder librarse de él, <text:span text:style-name="T14">c</text:span>uando el Heykal se agarraba a una rueda del carro, ni un par de bueyes eran capaces de poner el vehículo en marcha.</text:p>
      <text:p text:style-name="P39"/>
      <text:p text:style-name="P39"/>
      <text:p text:style-name="P63">Es<text:span text:style-name="T5">lovakia</text:span></text:p>
      <text:p text:style-name="P19"/>
      <text:p text:style-name="P19">Los caballeros de Sitno</text:p>
      <text:p text:style-name="P41"/>
      <text:p text:style-name="P41">Hace mucho tiempo hubo un castillo <text:span text:style-name="T14">en un lugar llamado Sitno</text:span>, el príncipe Stojmír que vivia alli, tenía dos hijos. Bajo el cuidado paternal de Stojmír la gente vivía en prosperidad y paz.</text:p>
      <text:p text:style-name="P41"/>
      <text:p text:style-name="P41">En su lecho de muerte, Stojmír llamó a sus hijos y les animó a vivir en <text:span text:style-name="T14">paz</text:span>. El Príncipe gobernante sería el hijo mayor Tyra y el hijo menor Želibor sería su súbdite; solo serían fuertes mientras estuvieran unidos.</text:p>
      <text:p text:style-name="P41"/>
      <text:p text:style-name="P41"><text:span text:style-name="T14">Sin embargo</text:span> los hijos no obedecieron los consejos sabios del padre y pronto empezaron a luchar uno contra el otro. El pontífice Nákon, <text:span text:style-name="T14">que era el sacerdote del lugar,</text:span> hizo todo lo posible para evitar la batalla fratricida pero fue en vano.</text:p>
      <text:p text:style-name="P41"/>
      <text:p text:style-name="P41">Un día, cuando las densas filas de guerreros se enfrentaron, Nákon volvió a tratar de reconciliarlos en vano y <text:span text:style-name="T14">estando ya harto</text:span> los maldijo:</text:p>
      <text:p text:style-name="P41"/>
      <text:p text:style-name="P41">«¡Que se abra la roca de Sitno y devore a todos vosotros y que no vuelva a abrirse hasta que la nación eslova<text:span text:style-name="T14">c</text:span>a pida vuestra ayuda, para que expiéis así vuestro pecado!»</text:p>
      <text:p text:style-name="P41"/>
      <text:p text:style-name="P42">En cuanto Nákon pronunció estas palabras, un fuerte rayo alborotó e iluminó todo el alrededor, una fuerte tormenta <text:span text:style-name="T14">se</text:span> descargó, unas grandes llamas <text:span text:style-name="T14">envolvieron a los guerreros</text:span> y la tierra <text:span text:style-name="T15">se agriet</text:span>ó.</text:p>
      <text:p text:style-name="P41"/>
      <text:p text:style-name="P42">Los guerreros desaparecieron, la roca de Sitno los <text:span text:style-name="T15">había devorado</text:span> <text:span text:style-name="T15">encerrándolos en</text:span> grandes y espaciosas salas que se formaron dentro. Allí esperan, preparados para emprender la lucha cuando la nación eslovaca los llame.</text:p>
      <text:p text:style-name="P41"/>
      <text:p text:style-name="P41">Cada siete años se despiertan aún sin ser llamados y preguntan al viejo caballero que guarda la puerta si ha llegado el tiempo ya. El viejo caballero sube al pico Sitno para gritar hacia los cuatro puntos cardinales preguntando si ha llegado el tiempo ya. Si no llega la respuesta «¡Ya!», vuelve a cerrar la puerta de hierro y regresa a la sala para que los caballeros puedan descansar siete años más.</text:p>
      <text:p text:style-name="P41"/>
      <text:p text:style-name="P41"/>
      <text:p text:style-name="P64">Eslovenia</text:p>
      <text:p text:style-name="P20"/>
      <text:p text:style-name="P20"><text:span text:style-name="T17">El r</text:span><text:span text:style-name="T16">ey Matjaž</text:span></text:p>
      <text:p text:style-name="P43"/>
      <text:p text:style-name="P44">La leyenda sobre el rey Matja<text:span text:style-name="T18">z</text:span> cuenta de un buen rey que reinaba durante el período de Carantania. En su período fueron tiempos de oro en la región de Koro<text:span text:style-name="T18">s</text:span>ka, lo que molestaba mucho a otros emperadores. Por eso mandaron al ejército sobre el buen rey. </text:p>
      <text:p text:style-name="P44"/>
      <text:p text:style-name="P44">Éste, junto con un centenar de sus soldados se escondió en una cueva secreta debajo de la montaña Peca y se sentó detrás de una mesa de piedra. La leyenda cuenta que Matja<text:span text:style-name="T18">z</text:span> volverá y desterrará la injusticia del mundo cuando su barba dé la vuelta a la mesa nueve veces y delante de la entrada a la cueva crezca el tilo en mitad del invierno.</text:p>
      <text:p text:style-name="P43"/>
      <text:p text:style-name="P65">Croacia</text:p>
      <text:p text:style-name="P21"/>
      <text:p text:style-name="P21">El primer vampiro europeo, Jure Grando</text:p>
      <text:p text:style-name="P45"/>
      <text:p text:style-name="P45">Cuenta la leyenda, que en 1656, Jure Grando volvió de entre los muertos al pueblo donde habitaba. Convertido en un maléfico ser, el vampiro se levantaba de su tumba todas las noches y acudía a la que fue su casa para abusar de su mujer.</text:p>
      <text:p text:style-name="P45"/>
      <text:p text:style-name="P45">La mujer vivía horrorizada con las apariciones de su esposo, <text:span text:style-name="T19">l</text:span>os habitantes de Kringa, cansados de la situación, intentaron matar al vampiro perforando su corazón con estacas de espino, lo que no surgió efecto, e hizo que Grando matara a todos los causantes del ataque chupando su sangre.</text:p>
      <text:p text:style-name="P45"/>
      <text:p text:style-name="P45">En 1672, un grupo de lugareños asaltaron al maléfico ser mientras descansaba en su tumba. Stipan Milasac, <text:span text:style-name="T19">quien lideraba el grupo,</text:span> consiguió degollar al vampiro, lo que <text:span text:style-name="T19">finalmente consiguio acabar con la vida de la criatura.</text:span></text:p>
      <text:p text:style-name="P51"/>
      <text:p text:style-name="P51"/>
      <text:p text:style-name="P69">Bielorussia</text:p>
      <text:p text:style-name="P51"/>
      <text:p text:style-name="P50">Matrioshka</text:p>
      <text:p text:style-name="P51"/>
      <text:p text:style-name="P52"><text:span text:style-name="T20">U</text:span>n humilde carpintero llamado Serguei, <text:span text:style-name="T20">u</text:span>n día halló un tronco perfecto el cual se llevó a casa. Serguei no sabía qué hacer con él, hasta que un día le vino a la mente la idea de hacer una muñeca. La hizo con tanto amor y tan bella que tras acabarla no quiso venderla, y le dió el nombre de Matrioshka. </text:p>
      <text:p text:style-name="P52"/>
      <text:p text:style-name="P52">El joven saludaba a su creación todos los días, pero un día y de manera sorprendente esta le devolvió el saludo. Poco a poco fueron estableciendo una comunicación y buena relación, pero un día la muñeca le indicó su tristeza porque todas las criaturas tenían hijos, menos ella. </text:p>
      <text:p text:style-name="P52"/>
      <text:p text:style-name="P52">El carpintero le dijo que si quería <text:span text:style-name="T20">hijos</text:span> debería sacar la madera de su interior, algo que ella aceptó.</text:p>
      <text:p text:style-name="P52">Serguei hizo una copia de menor tamaño, a la que llamó Trioska. Pero con el tiempo Trioska tuvo también ganas de tener hijos, con lo que con parte de su madera hizo otra versión más pequeña: Oska. </text:p>
      <text:p text:style-name="P52"/>
      <text:p text:style-name="P52">La situación se repitió con ella, con lo que Serguei elaboraría una muñeca más, esta vez con bigote y con aspecto masculino para que no tuviera instinto maternal. A este último le pondría de nombre Ka.</text:p>
      <text:p text:style-name="P51"/>
      <text:p text:style-name="P51"/>
      <text:p text:style-name="P70">Ucrania</text:p>
      <text:p text:style-name="P49">Domovik, <text:span text:style-name="T21">el espiritu del hogar</text:span></text:p>
      <text:p text:style-name="P53"/>
      <text:p text:style-name="P53">Un domovik, es un espíritu doméstico <text:span text:style-name="T21">de</text:span> la mitología eslava precristiana, un ser que vive en el hogar o detrás de la estufa de un hogar eslavo y protege a los habitantes del daño.</text:p>
      <text:p text:style-name="P53"/>
      <text:p text:style-name="P53">La función principal del domovik es proteger a la familia del hogar, advertirles cuando van a suceder cosas malas, evitar que los espíritus del bosque hagan bromas a la familia y que las brujas roben las vacas. </text:p>
      <text:p text:style-name="P53"/>
      <text:p text:style-name="P53">Cuando muere el cabeza de familia, se le puede escuchar llorar por la noche.</text:p>
      <text:p text:style-name="P53"/>
      <text:p text:style-name="P5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nux Libertine" svg:font-family="'Linux Libertine', Georgia, Times, serif"/>
    <style:font-face style:name="Mangal1" svg:font-family="Mangal"/>
    <style:font-face style:name="chaparral-pro" svg:font-family="chaparral-pro, liberation-serif, serif, Helvetica"/>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5.2$Windows_X86_64 LibreOffice_project/64390860c6cd0aca4beafafcfd84613dd9dfb63a</meta:generator>
    <dc:date>2022-04-21T10:30:59.367000000</dc:date>
    <meta:editing-duration>PT4H6M9S</meta:editing-duration>
    <meta:editing-cycles>31</meta:editing-cycles>
    <meta:document-statistic meta:table-count="0" meta:image-count="0" meta:object-count="0" meta:page-count="20" meta:paragraph-count="123" meta:word-count="3319" meta:character-count="18665" meta:non-whitespace-character-count="15452"/>
  </office:meta>
</office:document-meta>
</file>